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pril 4th</text:span></text:p>
      <text:p text:style-name="P2"/>
      <text:p text:style-name="P1"><text:tab/>A bad day at every turn. Friend has been in some sort of state for a few days; whether it is a woman's anger or I have done something wrong, I do not know. Women, wherever they are, are all the same. I bought her a present, a small heart shaped in plaster, and stuck poetry into it. Even this won't bring her around; she accepted it with a tight smile, and went back up to her room. The weather is appalling, a sort of wet mist, and I can see nothing from my window. I resolved myself to try and speak to Spider's Nest In Barn; if he was still in his filthy mood I could torment him a little. </text:p>
      <text:p text:style-name="P1"><text:tab/>Surprisingly he was perfectly happy. Whether he feeds on misery and mist like some sort of celibate incubus I do not know; it is not a wild theory. He was very willing to speak to me, and I thought it was as good a time as any to ask more about K!K!K!; I knew that people had been talking about it, but I was not privy to any match gossip. <text:s/></text:p>
      <text:p text:style-name="P1"><text:tab/>Apparently the forest that one can see to the west makes up a great deal of the pitch; I asked to see a map of the layout, but was told that the mayor had the only copy, and used it as a doodle pad. This struck me as irresponsible, but Spider said that it was in fact rather encouraged; any changes that the Mayor made on the pad in any given year would be added, in construction, to the pitch for the next season. He told me of Buying Groceries In The Sun, a rather clumsy Mayor of a hundred years ago, who set his coffee cup down and added a vast arena to the north-east of the pitch. river where it runs into the pitch; apparently the thing took three years to build, and the workers were sworn to secrecy.. Any change to the pitch, or the rules, is a celebrated happen-stance, and is to be taken very seriously. Fate, I was coming to see, played a rather small part in these people's<office:annotation><dc:creator>Rob Sherman</dc:creator><dc:date>2010-08-15T14:39:41.76</dc:date><text:p><text:span text:style-name="T2">Please find enclosed the aforementioned map of the K!K!K! Pitch; how the Eremite retrieved it is a mystery. Nefarious means are suspected.</text:span></text:p></office:annotation> lives; they are ruled by chaos and lies. </text:p>
      <text:p text:style-name="P1"><text:tab/>The players are divided into two teams, though it is entirely unnecessary; each player is awarded far more aplomb if he works on his own, and is encouraged to lie to and deceive everyone he encounters in the field, even his own team-mates. When I asked him what was the point of calling the groups “teams”, or even having groups at all, Spider responded by retreating going to boil us bones for tea in a tiny samovar in his cubby, and leaving me with two thin pamphlets on the subject. </text:p>
      <text:p text:style-name="P1"><text:tab/>Below I have included a sketch of a K!K!K! Player, showing all of his equipment. The kit itself is simple; white, light cotton clothing, braces to hold up the slacks. The player's names are emblazoned across their chests; their names, in fact, the only thing that the players are not allowed to lie about. The amulets and fetishes strung about the example below are personal taste, and vary from player to player; as always, K!K!K! players take their superstition seriously. Mobility is often impaired by the triptychs, illuminated images, necklaces, pendants and scrolls secreted about the player's person. The staff is wreathed in Long Man Tails, though I found this no surprise; these symbols are used for everything in town. The hood and boots, in the shape of a bird's talons and beak, are personal to the player, and other players, I have found in illustrations, incorporate elements of mythology, zoology and even gastronomy into their kit. One particular example had his entire head covered by a elephantine gland, arching out over his back. His was a popular costume. <text:tab/>The small sphere at his waist is, I am told, called the Cerebellum Clandestin, and is perhaps the most important part of the game; it is found on the crest of the town. Within is contained, on a spiralling canvas, the entire life story of the player, in excruciating detail, down to the last minuscule action, related to an independent official before the player begins a match. I asked Spider if he had any more books, or any more information on the game. The secrecy is maddening. He completely ignored the questions, passing me a mug of grey gristle and water, and asked me whether I had met the Mayor's wife yet. I took this to be a joke, or an insult, and made my excuses and left. It had begun to rain, and great sheets of it undulated over to the west, above the pitch. I must try and speak to the two men from my building; they might be willing to actually tell me something usefu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9T11:18:47.64</meta:creation-date>
    <dc:date>2010-08-15T16:06:24.19</dc:date>
    <dc:creator>Rob Sherman</dc:creator>
    <meta:editing-duration>PT00H28M34S</meta:editing-duration>
    <meta:editing-cycles>8</meta:editing-cycles>
    <meta:generator>OpenOffice.org/3.2$Win32 OpenOffice.org_project/320m12$Build-9483</meta:generator>
    <meta:document-statistic meta:table-count="0" meta:image-count="0" meta:object-count="0" meta:page-count="1" meta:paragraph-count="6" meta:word-count="813" meta:character-count="4334"/>
  </office:meta>
</office:document-meta>
</file>